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fill="none" draw:fill-color="#c0c0c0" draw:fill-gradient-name="Gradient_20_2" draw:textarea-horizontal-align="left" draw:textarea-vertical-align="top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svg:stroke-width="0cm" draw:marker-start-width="0.2cm" draw:marker-end-width="0.2cm" draw:fill="solid" draw:fill-color="#c0c0c0" draw:fill-gradient-name="Gradient_20_2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draw:marker-start-width="0.2cm" draw:marker-end-width="0.2cm" draw:fill-color="#c0c0c0" draw:fill-gradient-name="Gradient_20_2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start-width="0.1cm" draw:marker-end="Arrow" draw:marker-end-width="0.1cm" draw:fill-color="#ffffff" draw:textarea-horizontal-align="center" draw:textarea-vertical-align="middle"/>
    </style:style>
    <style:style style:name="gr6" style:family="graphic" style:parent-style-name="standard">
      <style:graphic-properties draw:marker-start-width="0.1cm" draw:marker-end="Arrow" draw:marker-end-width="0.1cm" draw:fill="solid" draw:fill-color="#ffffff" draw:textarea-horizontal-align="center" draw:textarea-vertical-align="middle"/>
    </style:style>
    <style:style style:name="gr7" style:family="graphic" style:parent-style-name="standard">
      <style:graphic-properties draw:marker-start="Arrow" draw:marker-start-width="0.1cm" draw:marker-end="" draw:marker-end-width="0.1cm" draw:fill="solid" draw:fill-color="#ffffff" draw:textarea-horizontal-align="center" draw:textarea-vertical-align="middle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marker-end="Arrow" draw:textarea-horizontal-align="center" draw:textarea-vertical-align="middle" draw:shadow="hidden"/>
    </style:style>
    <style:style style:name="gr10" style:family="graphic" style:parent-style-name="standard">
      <style:graphic-properties draw:marker-end="Arrow" draw:textarea-horizontal-align="center" draw:textarea-vertical-align="middle" draw:shadow="hidden"/>
    </style:style>
    <style:style style:name="gr11" style:family="graphic" style:parent-style-name="standard">
      <style:graphic-properties draw:stroke="none" draw:fill="none" draw:fill-color="#ffffff" fo:min-height="0.476cm" draw:shadow="hidden"/>
    </style:style>
    <style:style style:name="gr12" style:family="graphic" style:parent-style-name="standard">
      <style:graphic-properties draw:stroke="dash" draw:stroke-dash="Ultrafine_20_Dashed" draw:marker-end="Arrow" draw:textarea-horizontal-align="center" draw:textarea-vertical-align="middle" draw:shadow="hidden"/>
    </style:style>
    <style:style style:name="gr13" style:family="graphic" style:parent-style-name="standard">
      <style:graphic-properties svg:stroke-color="#9999cc" draw:fill="solid" draw:fill-color="#ccccff" draw:textarea-horizontal-align="justify" draw:textarea-vertical-align="middle" draw:auto-grow-height="false" draw:shadow="hidden"/>
    </style:style>
    <style:style style:name="gr14" style:family="graphic" style:parent-style-name="standard">
      <style:graphic-properties svg:stroke-color="#cccc00" draw:fill="solid" draw:fill-color="#ffff66" draw:textarea-horizontal-align="justify" draw:textarea-vertical-align="middle" draw:auto-grow-height="false" draw:shadow="hidden"/>
    </style:style>
    <style:style style:name="gr15" style:family="graphic" style:parent-style-name="standard">
      <style:graphic-properties svg:stroke-color="#ff3333" draw:fill="solid" draw:fill-color="#eb613d" draw:textarea-horizontal-align="justify" draw:textarea-vertical-align="middle" draw:auto-grow-height="false" draw:shadow="hidden"/>
    </style:style>
    <style:style style:name="gr16" style:family="graphic" style:parent-style-name="standard">
      <style:graphic-properties svg:stroke-color="#006b6b" draw:fill="solid" draw:fill-color="#33a3a3" draw:textarea-horizontal-align="justify" draw:textarea-vertical-align="middle" draw:auto-grow-height="false"/>
    </style:style>
    <style:style style:name="gr1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svg:stroke-color="#cccc00" draw:fill="solid" draw:fill-color="#ffff66" draw:textarea-horizontal-align="justify" draw:textarea-vertical-align="middle" draw:auto-grow-height="false"/>
    </style:style>
    <style:style style:name="gr19" style:family="graphic">
      <style:graphic-properties draw:textarea-horizontal-align="center" draw:textarea-vertical-align="middle" draw:fontwork-style="rotate" draw:fontwork-adjust="autosize" draw:fontwork-shadow="normal" draw:fontwork-form="top-arc" draw:fontwork-hide-form="true"/>
    </style:style>
    <style:style style:name="gr20" style:family="graphic" style:parent-style-name="standard">
      <style:graphic-properties svg:stroke-color="#666666" draw:fill="solid" draw:fill-color="#999999" draw:fill-gradient-name="Square_20_yellow_2f_white" draw:textarea-horizontal-align="justify" draw:textarea-vertical-align="middle" draw:auto-grow-height="false" draw:shadow="hidden"/>
    </style:style>
    <style:style style:name="gr21" style:family="graphic" style:parent-style-name="standard">
      <style:graphic-properties svg:stroke-color="#666666" draw:fill="solid" draw:fill-color="#999999" draw:textarea-horizontal-align="justify" draw:textarea-vertical-align="middle" draw:auto-grow-height="false"/>
    </style:style>
    <style:style style:name="gr22" style:family="graphic" style:parent-style-name="standard">
      <style:graphic-properties svg:stroke-color="#9999cc" draw:fill="solid" draw:fill-color="#ccccff" draw:textarea-horizontal-align="justify" draw:textarea-vertical-align="middle" draw:auto-grow-height="false"/>
    </style:style>
    <style:style style:name="gr23" style:family="graphic" style:parent-style-name="standard">
      <style:graphic-properties svg:stroke-color="#9999cc" draw:fill="solid" draw:fill-color="#ccccff" draw:textarea-horizontal-align="justify" draw:textarea-vertical-align="top" draw:auto-grow-height="false" fo:padding-top="0.03cm" draw:shadow="hidden"/>
    </style:style>
    <style:style style:name="gr24" style:family="graphic" style:parent-style-name="standard">
      <style:graphic-properties draw:marker-start="Arrow" draw:marker-start-width="0.2cm" draw:marker-end="Arrow" draw:marker-end-width="0.2cm" draw:textarea-horizontal-align="center" draw:textarea-vertical-align="middle"/>
    </style:style>
    <style:style style:name="gr25" style:family="graphic" style:parent-style-name="standard">
      <style:graphic-properties svg:stroke-color="#808080" draw:fill="none" draw:fill-color="#ccccff" draw:textarea-horizontal-align="right" draw:textarea-vertical-align="top" draw:auto-grow-height="false" fo:padding-top="0.03cm" draw:shadow="hidden"/>
    </style:style>
    <style:style style:name="gr26" style:family="graphic" style:parent-style-name="standard">
      <style:graphic-properties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27" style:family="graphic" style:parent-style-name="standard">
      <style:graphic-properties svg:stroke-color="#006b6b" draw:fill="solid" draw:fill-color="#33a3a3" draw:textarea-horizontal-align="justify" draw:textarea-vertical-align="middle" draw:auto-grow-height="false"/>
    </style:style>
    <style:style style:name="gr28" style:family="graphic" style:parent-style-name="standard">
      <style:graphic-properties svg:stroke-color="#ff3333" draw:fill="solid" draw:fill-color="#eb613d" draw:textarea-horizontal-align="justify" draw:textarea-vertical-align="top" draw:auto-grow-height="false" fo:padding-top="0.03cm" draw:shadow="hidden"/>
    </style:style>
    <style:style style:name="gr29" style:family="graphic" style:parent-style-name="standard">
      <style:graphic-properties draw:stroke="dash" draw:stroke-dash="Ultrafine_20_Dashed" draw:marker-start="Arrow" draw:marker-start-width="0.2cm" draw:marker-end="Arrow" draw:marker-end-width="0.2cm" draw:textarea-horizontal-align="center" draw:textarea-vertical-align="middle"/>
    </style:style>
    <style:style style:name="gr30" style:family="graphic" style:parent-style-name="standard">
      <style:graphic-properties draw:stroke="dash" draw:stroke-dash="Ultrafine_20_Dashed" svg:stroke-color="#808080" draw:textarea-horizontal-align="center" draw:textarea-vertical-align="middle"/>
    </style:style>
    <style:style style:name="gr31" style:family="graphic" style:parent-style-name="standard">
      <style:graphic-properties draw:stroke="none" svg:stroke-color="#808080" draw:fill="none" draw:fill-color="#ffffff" draw:textarea-horizontal-align="right" draw:textarea-vertical-align="middle" fo:min-height="0.5cm" fo:padding-top="0.03cm" fo:padding-bottom="0.03cm" fo:padding-left="0.05cm" fo:padding-right="0.0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6pt" style:font-size-asian="6pt" style:font-size-complex="6pt"/>
    </style:style>
    <style:style style:name="P5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2pt" style:font-size-asian="12pt" style:font-size-complex="12pt"/>
    </style:style>
    <style:style style:name="P6" style:family="paragraph">
      <style:paragraph-properties fo:text-align="center"/>
      <style:text-properties fo:font-family="Arial" style:font-family-generic="swiss" style:font-pitch="variable" fo:font-size="12pt" style:font-size-asian="12pt" style:font-size-complex="12pt"/>
    </style:style>
    <style:style style:name="P7" style:family="paragraph">
      <style:paragraph-properties fo:text-align="center"/>
      <style:text-properties fo:font-size="12pt"/>
    </style:style>
    <style:style style:name="P8" style:family="paragraph">
      <style:paragraph-properties fo:text-align="center"/>
      <style:text-properties fo:font-size="6pt"/>
    </style:style>
    <style:style style:name="P9" style:family="paragraph">
      <style:paragraph-properties fo:text-align="center"/>
      <style:text-properties fo:font-size="0pt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style:paragraph-properties fo:text-align="center"/>
      <style:text-properties fo:font-size="8pt" style:font-size-asian="8pt" style:font-size-complex="8pt"/>
    </style:style>
    <style:style style:name="P13" style:family="paragraph">
      <style:paragraph-properties fo:text-align="center"/>
      <style:text-properties fo:font-size="7pt" style:font-size-asian="7pt" style:font-size-complex="7pt"/>
    </style:style>
    <style:style style:name="P14" style:family="paragraph">
      <style:paragraph-properties fo:text-align="end"/>
    </style:style>
    <style:style style:name="P15" style:family="paragraph">
      <style:text-properties fo:color="#808080"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family="Arial" style:font-family-generic="swiss" style:font-pitch="variable" fo:font-size="12pt" style:font-size-asian="12pt" style:font-size-complex="12pt"/>
    </style:style>
    <style:style style:name="T4" style:family="text">
      <style:text-properties fo:font-size="12pt"/>
    </style:style>
    <style:style style:name="T5" style:family="text">
      <style:text-properties fo:font-size="6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color="#808080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layer="layout" svg:width="9.5cm" svg:height="1.25cm" svg:x="5.75cm" svg:y="1cm">
          <text:p text:style-name="P1"><text:span text:style-name="T1">TAC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0.5cm" svg:x="13cm" svg:y="1.5cm">
          <text:p text:style-name="P1"><text:span text:style-name="T1">Xa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0.5cm" svg:x="16.5cm" svg:y="1.5cm">
          <text:p text:style-name="P1"><text:span text:style-name="T1">Agen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0.5cm" svg:x="9.5cm" svg:y="1.5cm"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0.5cm" svg:x="6cm" svg:y="1.5cm">
          <text:p text:style-name="P1"><text:span text:style-name="T1">IaServer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cm" svg:y1="2cm" svg:x2="7cm" svg:y2="20cm">
          <text:p/>
        </draw:line>
        <draw:line draw:style-name="gr4" draw:text-style-name="P3" draw:layer="layout" svg:x1="10.5cm" svg:y1="2cm" svg:x2="10.5cm" svg:y2="20cm">
          <text:p/>
        </draw:line>
        <draw:line draw:style-name="gr4" draw:text-style-name="P3" draw:layer="layout" svg:x1="14cm" svg:y1="2cm" svg:x2="14cm" svg:y2="20cm">
          <text:p/>
        </draw:line>
        <draw:line draw:style-name="gr4" draw:text-style-name="P3" draw:layer="layout" svg:x1="17.5cm" svg:y1="2cm" svg:x2="17.5cm" svg:y2="20cm">
          <text:p/>
        </draw:line>
        <draw:custom-shape draw:style-name="gr3" draw:text-style-name="P2" draw:layer="layout" svg:width="2cm" svg:height="0.5cm" svg:x="2.5cm" svg:y="1.5cm">
          <text:p text:style-name="P1"><text:span text:style-name="T1">IaClient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3.5cm" svg:y1="2cm" svg:x2="3.5cm" svg:y2="20cm">
          <text:p/>
        </draw:line>
        <draw:line draw:style-name="gr5" draw:text-style-name="P4" draw:layer="layout" svg:x1="7cm" svg:y1="2.75cm" svg:x2="10.5cm" svg:y2="2.75cm">
          <text:p text:style-name="P1"><text:span text:style-name="T2">deployProbe(...)</text:span><text:span text:style-name="T2"><text:line-break/></text:span><text:span text:style-name="T2"/></text:p>
        </draw:line>
        <draw:line draw:style-name="gr5" draw:text-style-name="P4" draw:layer="layout" svg:x1="3.5cm" svg:y1="2.75cm" svg:x2="7cm" svg:y2="2.75cm">
          <text:p text:style-name="P1"><text:span text:style-name="T2">DEPLOY system:tacs</text:span></text:p>
          <text:p text:style-name="P1"><text:span text:style-name="T2">Agent-Uri: &lt;uri&gt;</text:span><text:span text:style-name="T2"><text:line-break/></text:span><text:span text:style-name="T2"/></text:p>
        </draw:line>
        <draw:line draw:style-name="gr5" draw:text-style-name="P4" draw:layer="layout" svg:x1="10.5cm" svg:y1="2.75cm" svg:x2="14cm" svg:y2="2.75cm">
          <text:p text:style-name="P1"><text:span text:style-name="T2">deployProbe(...)</text:span><text:span text:style-name="T2"><text:line-break/></text:span><text:span text:style-name="T2"/></text:p>
        </draw:line>
        <draw:line draw:style-name="gr6" draw:text-style-name="P4" draw:layer="layout" svg:x1="14cm" svg:y1="2.75cm" svg:x2="17.5cm" svg:y2="2.75cm">
          <text:p text:style-name="P1"><text:span text:style-name="T2">DEPLOY agent:name</text:span><text:span text:style-name="T2"><text:line-break/></text:span><text:span text:style-name="T2"/></text:p>
        </draw:line>
        <draw:line draw:style-name="gr7" draw:text-style-name="P4" draw:layer="layout" svg:x1="14cm" svg:y1="3.5cm" svg:x2="17.5cm" svg:y2="3.5cm">
          <text:p text:style-name="P1"><text:span text:style-name="T2">REGISTER probe:...</text:span><text:span text:style-name="T2"><text:line-break/></text:span><text:span text:style-name="T2"/></text:p>
        </draw:line>
        <draw:line draw:style-name="gr6" draw:text-style-name="P4" draw:layer="layout" svg:x1="14cm" svg:y1="4.25cm" svg:x2="17.5cm" svg:y2="4.25cm">
          <text:p text:style-name="P1"><text:span text:style-name="T2">200 OK / REGISTER</text:span><text:span text:style-name="T2"><text:line-break/></text:span><text:span text:style-name="T2"/></text:p>
        </draw:line>
        <draw:line draw:style-name="gr7" draw:text-style-name="P4" draw:layer="layout" svg:x1="14cm" svg:y1="5.25cm" svg:x2="17.5cm" svg:y2="5.25cm">
          <text:p text:style-name="P1"><text:span text:style-name="T2">200 OK <text:s/>/ DEPLOY</text:span><text:span text:style-name="T2"><text:line-break/></text:span><text:span text:style-name="T2"/></text:p>
        </draw:line>
        <draw:line draw:style-name="gr7" draw:text-style-name="P4" draw:layer="layout" svg:x1="10.5cm" svg:y1="3.75cm" svg:x2="14cm" svg:y2="3.75cm">
          <text:p text:style-name="P1"><text:span text:style-name="T2">registerProbe(...)</text:span><text:span text:style-name="T2"><text:line-break/></text:span><text:span text:style-name="T2"/></text:p>
        </draw:line>
        <draw:line draw:style-name="gr7" draw:text-style-name="P4" draw:layer="layout" svg:x1="3.5cm" svg:y1="5.5cm" svg:x2="7cm" svg:y2="5.5cm">
          <text:p text:style-name="P1"><text:span text:style-name="T2">200 OK <text:s/>/ DEPLOY</text:span><text:span text:style-name="T2"><text:line-break/></text:span><text:span text:style-name="T2"/></text:p>
        </draw:line>
      </draw:page>
      <draw:page draw:name="page2" draw:style-name="dp1" draw:master-page-name="Standard">
        <office:forms form:automatic-focus="false" form:apply-design-mode="false"/>
        <draw:custom-shape draw:style-name="gr8" draw:text-style-name="P3" draw:id="id10" draw:layer="layout" svg:width="0.5cm" svg:height="0.5cm" svg:x="9.5cm" svg:y="1.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9" draw:text-style-name="P3" draw:layer="layout" svg:x1="9.75cm" svg:y1="4.5cm" svg:x2="9.75cm" svg:y2="5.75cm" draw:start-shape="id1" draw:start-glue-point="2" draw:end-shape="id2" draw:end-glue-point="0" svg:d="m9750 4500v1250">
          <text:p/>
        </draw:connector>
        <draw:connector draw:style-name="gr9" draw:text-style-name="P3" draw:layer="layout" svg:x1="9.75cm" svg:y1="7cm" svg:x2="9.75cm" svg:y2="8.25cm" draw:start-shape="id2" draw:end-shape="id3" svg:d="m9750 7000v1250">
          <text:p/>
        </draw:connector>
        <draw:connector draw:style-name="gr10" draw:text-style-name="P5" draw:layer="layout" draw:type="curve" svg:x1="5.25cm" svg:y1="8.25cm" svg:x2="9.75cm" svg:y2="8.25cm" draw:start-shape="id4" draw:start-glue-point="0" draw:end-shape="id3" svg:d="m5250 8250c0-751 4500-751 4500 0">
          <text:p text:style-name="P1"><text:span text:style-name="T3">resume</text:span></text:p>
        </draw:connector>
        <draw:connector draw:style-name="gr9" draw:text-style-name="P6" draw:layer="layout" draw:type="curve" svg:x1="9.75cm" svg:y1="9.5cm" svg:x2="5.25cm" svg:y2="9.5cm" draw:start-shape="id3" draw:start-glue-point="2" draw:end-shape="id4" svg:d="m9750 9500c0 753-4500 753-4500 0">
          <text:p/>
        </draw:connector>
        <draw:connector draw:style-name="gr9" draw:text-style-name="P6" draw:layer="layout" draw:type="curve" svg:x1="9.75cm" svg:y1="9.5cm" svg:x2="9.74cm" svg:y2="14.75cm" draw:start-shape="id3" draw:start-glue-point="2" svg:d="m9750 9500c0 4314-10 1689-10 5250">
          <text:p/>
        </draw:connector>
        <draw:connector draw:style-name="gr9" draw:text-style-name="P6" draw:layer="layout" draw:type="curve" svg:x1="14.25cm" svg:y1="13.5cm" svg:x2="14.25cm" svg:y2="14.75cm" draw:start-shape="id5" draw:start-glue-point="2" draw:end-shape="id6" svg:d="m14250 13500v1250">
          <text:p/>
        </draw:connector>
        <draw:connector draw:style-name="gr9" draw:text-style-name="P6" draw:layer="layout" draw:type="curve" svg:x1="5.25cm" svg:y1="13.5cm" svg:x2="5.25cm" svg:y2="14.75cm" draw:start-shape="id7" draw:start-glue-point="2" draw:end-shape="id8" svg:d="m5250 13500v1250">
          <text:p/>
        </draw:connector>
        <draw:connector draw:style-name="gr9" draw:text-style-name="P6" draw:layer="layout" draw:type="curve" svg:x1="9.75cm" svg:y1="9.5cm" svg:x2="5.25cm" svg:y2="12.25cm" draw:start-shape="id3" draw:start-glue-point="2" draw:end-shape="id7" draw:end-glue-point="0" svg:d="m9750 9500c0 2064-4500 689-4500 2750">
          <text:p/>
        </draw:connector>
        <draw:connector draw:style-name="gr9" draw:text-style-name="P6" draw:layer="layout" draw:type="curve" svg:x1="9.75cm" svg:y1="9.5cm" svg:x2="14.25cm" svg:y2="12.25cm" draw:start-shape="id3" draw:start-glue-point="2" draw:end-shape="id5" draw:end-glue-point="0" svg:d="m9750 9500c0 2064 4500 689 4500 2750">
          <text:p/>
        </draw:connector>
        <draw:connector draw:style-name="gr9" draw:text-style-name="P6" draw:layer="layout" draw:type="curve" svg:x1="8.25cm" svg:y1="6.375cm" svg:x2="3.75cm" svg:y2="15.375cm" draw:start-shape="id2" draw:end-shape="id8" draw:end-glue-point="3" svg:d="m8250 6375c-7501 0-5251 9000-4500 9000">
          <text:p/>
        </draw:connector>
        <draw:frame draw:style-name="gr11" draw:text-style-name="P5" draw:layer="layout" svg:width="1.73cm" svg:height="0.726cm" svg:x="2.991cm" svg:y="10.024cm">
          <draw:text-box>
            <text:p text:style-name="P1"><text:span text:style-name="T3">cancel</text:span></text:p>
          </draw:text-box>
        </draw:frame>
        <draw:connector draw:style-name="gr9" draw:text-style-name="P6" draw:layer="layout" draw:type="curve" svg:x1="11.25cm" svg:y1="8.875cm" svg:x2="18.5cm" svg:y2="14.75cm" draw:start-shape="id3" draw:start-glue-point="1" draw:end-shape="id9" draw:end-glue-point="0" svg:d="m11250 8875c4834 0 7250 1958 7250 5875">
          <text:p/>
        </draw:connector>
        <draw:connector draw:style-name="gr9" draw:text-style-name="P6" draw:layer="layout" draw:type="curve" svg:x1="11.25cm" svg:y1="3.875cm" svg:x2="18.5cm" svg:y2="14.75cm" draw:start-shape="id1" draw:start-glue-point="1" draw:end-shape="id9" draw:end-glue-point="0" svg:d="m11250 3875c4834 0 7250 3625 7250 10875">
          <text:p/>
        </draw:connector>
        <draw:frame draw:style-name="gr11" draw:text-style-name="P5" draw:layer="layout" svg:width="3.25cm" svg:height="0.726cm" svg:x="12.75cm" svg:y="8.274cm">
          <draw:text-box>
            <text:p text:style-name="P1"><text:span text:style-name="T3">&lt;ATS error&gt;</text:span></text:p>
          </draw:text-box>
        </draw:frame>
        <draw:frame draw:style-name="gr11" draw:text-style-name="P5" draw:layer="layout" svg:width="5cm" svg:height="0.726cm" svg:x="14.75cm" svg:y="4.25cm">
          <draw:text-box>
            <text:p text:style-name="P1"><text:span text:style-name="T3">&lt;preparation error&gt;</text:span></text:p>
          </draw:text-box>
        </draw:frame>
        <draw:connector draw:style-name="gr12" draw:text-style-name="P5" draw:layer="layout" draw:type="curve" svg:x1="6.75cm" svg:y1="12.875cm" svg:x2="12.75cm" svg:y2="12.875cm" draw:start-shape="id7" draw:end-shape="id5" svg:d="m6750 12875h6000">
          <text:p/>
        </draw:connector>
        <draw:connector draw:style-name="gr12" draw:text-style-name="P6" draw:layer="layout" draw:type="curve" svg:x1="5.25cm" svg:y1="9.5cm" svg:x2="5.25cm" svg:y2="12.25cm" draw:start-shape="id4" draw:start-glue-point="2" draw:end-shape="id7" svg:d="m5250 9500v2750">
          <text:p/>
        </draw:connector>
        <draw:frame draw:style-name="gr11" draw:text-style-name="P5" draw:layer="layout" svg:width="1.73cm" svg:height="0.726cm" svg:x="2.5cm" svg:y="6.274cm">
          <draw:text-box>
            <text:p text:style-name="P1"><text:span text:style-name="T3">cancel</text:span></text:p>
          </draw:text-box>
        </draw:frame>
        <draw:frame draw:style-name="gr11" draw:text-style-name="P5" draw:layer="layout" svg:width="1.73cm" svg:height="0.726cm" svg:x="6.77cm" svg:y="11cm">
          <draw:text-box>
            <text:p text:style-name="P1"><text:span text:style-name="T3">cancel</text:span></text:p>
          </draw:text-box>
        </draw:frame>
        <draw:frame draw:style-name="gr11" draw:text-style-name="P5" draw:layer="layout" svg:width="1.73cm" svg:height="0.726cm" svg:x="7.241cm" svg:y="12.25cm">
          <draw:text-box>
            <text:p text:style-name="P1"><text:span text:style-name="T3">kill</text:span></text:p>
          </draw:text-box>
        </draw:frame>
        <draw:frame draw:style-name="gr11" draw:text-style-name="P5" draw:layer="layout" svg:width="1.73cm" svg:height="0.726cm" svg:x="11.27cm" svg:y="11cm">
          <draw:text-box>
            <text:p text:style-name="P1"><text:span text:style-name="T3">kill</text:span></text:p>
          </draw:text-box>
        </draw:frame>
        <draw:frame draw:style-name="gr11" draw:text-style-name="P5" draw:layer="layout" svg:width="1.73cm" svg:height="0.726cm" svg:x="6.52cm" svg:y="9.25cm">
          <draw:text-box>
            <text:p text:style-name="P1"><text:span text:style-name="T3">pause</text:span></text:p>
          </draw:text-box>
        </draw:frame>
        <draw:custom-shape draw:style-name="gr13" draw:text-style-name="P7" draw:id="id1" draw:layer="layout" svg:width="3cm" svg:height="1.25cm" svg:x="8.25cm" svg:y="3.25cm">
          <text:p text:style-name="P3"><text:span text:style-name="T4">initializ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id="id3" draw:layer="layout" svg:width="3cm" svg:height="1.25cm" svg:x="8.25cm" svg:y="8.25cm">
          <text:p text:style-name="P3"><text:span text:style-name="T4">ru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id="id4" draw:layer="layout" svg:width="3cm" svg:height="1.25cm" svg:x="3.75cm" svg:y="8.25cm">
          <text:p text:style-name="P3"><text:span text:style-name="T4">pau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id="id7" draw:layer="layout" svg:width="3cm" svg:height="1.25cm" svg:x="3.75cm" svg:y="12.25cm">
          <text:p text:style-name="P3"><text:span text:style-name="T4">cancel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id="id2" draw:layer="layout" svg:width="3cm" svg:height="1.25cm" svg:x="8.25cm" svg:y="5.75cm">
          <text:p text:style-name="P3"><text:span text:style-name="T4">wai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id="id6" draw:layer="layout" svg:width="3cm" svg:height="1.25cm" svg:x="12.75cm" svg:y="14.75cm">
          <text:p text:style-name="P3"><text:span text:style-name="T4">kil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id="id9" draw:layer="layout" svg:width="3cm" svg:height="1.25cm" svg:x="17cm" svg:y="14.75cm">
          <text:p text:style-name="P3"><text:span text:style-name="T4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id="id5" draw:layer="layout" svg:width="3cm" svg:height="1.25cm" svg:x="12.75cm" svg:y="12.25cm">
          <text:p text:style-name="P3"><text:span text:style-name="T4">kil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id="id8" draw:layer="layout" svg:width="3cm" svg:height="1.25cm" svg:x="3.75cm" svg:y="14.75cm">
          <text:p text:style-name="P3"><text:span text:style-name="T4">cancel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3cm" svg:height="1.25cm" svg:x="8.25cm" svg:y="14.75cm">
          <text:p text:style-name="P3"><text:span text:style-name="T4">comple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3" draw:layer="layout" svg:x1="9.75cm" svg:y1="2cm" svg:x2="9.75cm" svg:y2="3.25cm" draw:start-shape="id10" draw:start-glue-point="2" draw:end-shape="id1" svg:d="m9750 2000v1250">
          <text:p/>
        </draw:connector>
      </draw:page>
      <draw:page draw:name="page3" draw:style-name="dp1" draw:master-page-name="Standard">
        <office:forms form:automatic-focus="false" form:apply-design-mode="false"/>
        <draw:custom-shape draw:style-name="gr16" draw:text-style-name="P3" draw:layer="layout" svg:width="13.75cm" svg:height="13.75cm" svg:x="4.5cm" svg:y="3.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17" draw:text-style-name="P3" draw:layer="layout" draw:type="curve" svg:x1="11.375cm" svg:y1="12.5cm" svg:x2="11.625cm" svg:y2="14.5cm" draw:start-shape="id11" draw:end-shape="id12" svg:d="m11375 12500c0 1500 250 500 250 2000">
          <text:p/>
        </draw:connector>
        <draw:connector draw:style-name="gr17" draw:text-style-name="P3" draw:layer="layout" draw:type="curve" svg:x1="5.25cm" svg:y1="4cm" svg:x2="9.871cm" svg:y2="8.871cm" draw:start-shape="id13" draw:end-shape="id11" draw:end-glue-point="5" svg:d="m5250 4000c3000 0 690 4871 4621 4871">
          <text:p/>
        </draw:connector>
        <draw:connector draw:style-name="gr17" draw:text-style-name="P3" draw:layer="layout" draw:type="curve" svg:x1="16.75cm" svg:y1="4cm" svg:x2="11.375cm" svg:y2="8.25cm" draw:start-shape="id14" draw:end-shape="id11" svg:d="m16750 4000c0 3187-5375 1063-5375 4250">
          <text:p/>
        </draw:connector>
        <draw:connector draw:style-name="gr17" draw:text-style-name="P3" draw:layer="layout" draw:type="curve" svg:x1="9.25cm" svg:y1="10.374cm" svg:x2="7.5cm" svg:y2="11.5cm" draw:start-shape="id11" draw:start-glue-point="6" draw:end-shape="id15" svg:d="m9250 10374c-1312 0-438 1126-1750 1126">
          <text:p/>
        </draw:connector>
        <draw:connector draw:style-name="gr17" draw:text-style-name="P3" draw:layer="layout" draw:type="curve" draw:line-skew="-0.656cm" svg:x1="12.876cm" svg:y1="11.876cm" svg:x2="14.625cm" svg:y2="13.5cm" draw:start-shape="id11" draw:start-glue-point="9" draw:end-shape="id16" svg:d="m12876 11876c1166 0 1749 541 1749 1624">
          <text:p/>
        </draw:connector>
        <draw:connector draw:style-name="gr17" draw:text-style-name="P3" draw:layer="layout" draw:type="curve" svg:x1="13.5cm" svg:y1="10.375cm" svg:x2="15cm" svg:y2="8.25cm" draw:start-shape="id11" draw:end-shape="id17" svg:d="m13500 10375c1125 0 375-2125 1500-2125">
          <text:p/>
        </draw:connector>
        <draw:custom-shape draw:style-name="gr18" draw:text-style-name="P3" draw:id="id11" draw:layer="layout" svg:width="4.25cm" svg:height="4.25cm" svg:x="9.25cm" svg:y="8.25cm">
          <text:p text:style-name="P3">S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9" draw:text-style-name="P8" draw:layer="layout" svg:width="9.546cm" svg:height="6.831cm" svg:x="6.602cm" svg:y="4.25cm" draw:kind="arc" draw:start-angle="45" draw:end-angle="135">
          <text:p><text:span text:style-name="T5">Testerman Test Executable</text:span></text:p>
        </draw:ellipse>
        <draw:custom-shape draw:style-name="gr20" draw:text-style-name="P7" draw:id="id13" draw:layer="layout" svg:width="2.5cm" svg:height="2.5cm" svg:x="2.75cm" svg:y="2.75cm">
          <text:p text:style-name="P3"><text:span text:style-name="T6">Other</text:span></text:p>
          <text:p text:style-name="P3"><text:span text:style-name="T4">Sys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7" draw:id="id14" draw:layer="layout" svg:width="2.5cm" svg:height="2.5cm" svg:x="15.5cm" svg:y="1.5cm">
          <text:p text:style-name="P3"><text:span text:style-name="T4">Oper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id="id17" draw:layer="layout" svg:width="2.5cm" svg:height="2.5cm" svg:x="15cm" svg:y="7cm">
          <text:p text:style-name="P3"><text:span text:style-name="T4">Simul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id="id15" draw:layer="layout" svg:width="2.5cm" svg:height="2.5cm" svg:x="5cm" svg:y="10.25cm">
          <text:p text:style-name="P3"><text:span text:style-name="T4">Simul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id="id19" draw:layer="layout" svg:width="2.25cm" svg:height="2.25cm" svg:x="15.25cm" svg:y="10.5cm">
          <text:p text:style-name="P3"><text:span text:style-name="T4">Injector</text:span><text:span text:style-name="T4"><text:line-break/></text:span><text:span text:style-name="T4">Stu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id="id12" draw:layer="layout" svg:width="2.25cm" svg:height="2.25cm" svg:x="10.5cm" svg:y="14.5cm">
          <text:p text:style-name="P3"><text:span text:style-name="T4">Ob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id="id20" draw:layer="layout" svg:width="1.25cm" svg:height="1.25cm" svg:x="10cm" svg:y="10.75cm">
          <text:p text:style-name="P3"><text:span text:style-name="T5">Observer</text:span><text:span text:style-name="T5"><text:line-break/></text:span><text:span text:style-name="T5">help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id="id16" draw:layer="layout" svg:width="2.25cm" svg:height="2.25cm" svg:x="13.5cm" svg:y="13.5cm">
          <text:p text:style-name="P3"><text:span text:style-name="T4">Inj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id="id18" draw:layer="layout" svg:width="1.25cm" svg:height="1.25cm" svg:x="12cm" svg:y="10.25cm">
          <text:p text:style-name="P3"><text:span text:style-name="T5">Injector</text:span><text:span text:style-name="T5"><text:line-break/></text:span><text:span text:style-name="T5">help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3" draw:layer="layout" draw:type="curve" svg:x1="13.25cm" svg:y1="10.875cm" svg:x2="15.25cm" svg:y2="11.625cm" draw:start-shape="id18" draw:end-shape="id19" svg:d="m13250 10875c1500 0 500 750 2000 750">
          <text:p/>
        </draw:connector>
        <draw:custom-shape draw:style-name="gr22" draw:text-style-name="P7" draw:id="id21" draw:layer="layout" svg:width="2.25cm" svg:height="2.25cm" svg:x="6.75cm" svg:y="13cm">
          <text:p text:style-name="P3"><text:span text:style-name="T4">Observer</text:span><text:span text:style-name="T4"><text:line-break/></text:span><text:span text:style-name="T4">Stu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3" draw:layer="layout" draw:type="curve" svg:x1="10.624cm" svg:y1="12cm" svg:x2="9cm" svg:y2="14.124cm" draw:start-shape="id20" draw:start-glue-point="8" draw:end-shape="id21" draw:end-glue-point="10" svg:d="m10624 12000c0 1416-541 2124-1624 2124">
          <text:p/>
        </draw:connector>
      </draw:page>
      <draw:page draw:name="page4" draw:style-name="dp1" draw:master-page-name="Standard">
        <office:forms form:automatic-focus="false" form:apply-design-mode="false"/>
        <draw:custom-shape draw:style-name="gr13" draw:text-style-name="P9" draw:id="id24" draw:layer="layout" svg:width="3.5cm" svg:height="1.25cm" svg:x="8.25cm" svg:y="3.5cm">
          <text:p text:style-name="P3"><text:span text:style-name="T4">Client</text:span><text:span text:style-name="T4"><text:line-break/></text:span><text:span text:style-name="T1">(cliclient, Qtesterman, .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id="id25" draw:layer="layout" svg:width="3.5cm" svg:height="1.25cm" svg:x="13.25cm" svg:y="3.5cm">
          <text:p text:style-name="P3"><text:span text:style-name="T4">Client</text:span><text:span text:style-name="T4"><text:line-break/></text:span><text:span text:style-name="T1">(cliclient, Qtesterman, .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id="id23" draw:layer="layout" svg:width="3.25cm" svg:height="1.25cm" svg:x="13.5cm" svg:y="8cm">
          <text:p text:style-name="P3"><text:span text:style-name="T4">Test Executable</text:span><text:span text:style-name="T4"><text:line-break/></text:span><text:span text:style-name="T4">(T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draw:id="id22" draw:layer="layout" svg:width="3.25cm" svg:height="1.25cm" svg:x="8.5cm" svg:y="8cm">
          <text:p text:style-name="P3"><text:span text:style-name="T6">Testerman</text:span><text:span text:style-name="T6"><text:line-break/></text:span><text:span text:style-name="T6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id="id26" draw:layer="layout" svg:width="3.25cm" svg:height="1.25cm" svg:x="8.5cm" svg:y="10.25cm">
          <text:p text:style-name="P3"><text:span text:style-name="T7">Testerman Agent</text:span><text:span text:style-name="T7"><text:line-break/></text:span><text:span text:style-name="T7">Controller Server</text:span><text:span text:style-name="T7"><text:line-break/></text:span><text:span text:style-name="T7">(TAC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draw:id="id27" draw:layer="layout" svg:width="3.25cm" svg:height="1.25cm" svg:x="8cm" svg:y="13.75cm">
          <text:p text:style-name="P3"><text:span text:style-name="T1">Testerman Ag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3" draw:layer="layout" draw:type="curve" svg:x1="11.75cm" svg:y1="8.625cm" svg:x2="13.5cm" svg:y2="8.625cm" draw:start-shape="id22" draw:end-shape="id23" svg:d="m11750 8625h1750">
          <text:p/>
        </draw:connector>
        <draw:connector draw:style-name="gr24" draw:text-style-name="P3" draw:layer="layout" draw:type="curve" svg:x1="10.125cm" svg:y1="8cm" svg:x2="10cm" svg:y2="4.75cm" draw:start-shape="id22" draw:start-glue-point="0" draw:end-shape="id24" draw:end-glue-point="2" svg:d="m10125 8000c0-2436-125-811-125-3250">
          <text:p/>
        </draw:connector>
        <draw:connector draw:style-name="gr24" draw:text-style-name="P3" draw:layer="layout" draw:type="curve" svg:x1="10.125cm" svg:y1="8cm" svg:x2="15cm" svg:y2="4.75cm" draw:start-shape="id22" draw:end-shape="id25" draw:end-glue-point="2" svg:d="m10125 8000c0-2436 4875-811 4875-3250">
          <text:p/>
        </draw:connector>
        <draw:custom-shape draw:style-name="gr25" draw:text-style-name="P11" draw:layer="layout" svg:width="8.75cm" svg:height="2.75cm" svg:x="8.25cm" svg:y="7.25cm">
          <text:p text:style-name="P3"><text:span text:style-name="T7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31.07960741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3" draw:layer="layout" draw:type="curve" svg:x1="11.75cm" svg:y1="10.875cm" svg:x2="15.125cm" svg:y2="9.25cm" draw:start-shape="id26" draw:start-glue-point="1" draw:end-shape="id23" draw:end-glue-point="2" svg:d="m11750 10875c2250 0 3375-541 3375-1625">
          <text:p/>
        </draw:connector>
        <draw:connector draw:style-name="gr24" draw:text-style-name="P3" draw:layer="layout" draw:type="curve" svg:x1="8.5cm" svg:y1="10.875cm" svg:x2="8.5cm" svg:y2="8.625cm" draw:start-shape="id26" draw:end-shape="id22" svg:d="m8500 10875c-751 0-751-2250 0-2250">
          <text:p/>
        </draw:connector>
        <draw:custom-shape draw:style-name="gr23" draw:text-style-name="P12" draw:id="id28" draw:layer="layout" svg:width="3.25cm" svg:height="1.25cm" svg:x="13.25cm" svg:y="13.75cm">
          <text:p text:style-name="P3"><text:span text:style-name="T1">Testerman Ag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3" draw:layer="layout" draw:type="curve" svg:x1="9.625cm" svg:y1="13.75cm" svg:x2="10.125cm" svg:y2="11.5cm" draw:start-shape="id27" draw:end-shape="id26" svg:d="m9625 13750c0-1680 500-555 500-2250">
          <text:p/>
        </draw:connector>
        <draw:connector draw:style-name="gr24" draw:text-style-name="P3" draw:layer="layout" draw:type="curve" svg:x1="14.875cm" svg:y1="13.75cm" svg:x2="10.125cm" svg:y2="11.5cm" draw:start-shape="id28" draw:end-shape="id26" draw:end-glue-point="2" svg:d="m14875 13750c0-1680-4750-555-4750-2250">
          <text:p/>
        </draw:connector>
        <draw:g>
          <draw:custom-shape draw:style-name="gr8" draw:text-style-name="P3" draw:layer="layout" svg:width="0.5cm" svg:height="0.5cm" svg:x="9.75cm" svg:y="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6" draw:text-style-name="P3" draw:layer="layout" svg:x1="10cm" svg:y1="1.75cm" svg:x2="10cm" svg:y2="2.5cm">
            <text:p/>
          </draw:line>
          <draw:line draw:style-name="gr26" draw:text-style-name="P3" draw:layer="layout" svg:x1="9.5cm" svg:y1="2.25cm" svg:x2="10.5cm" svg:y2="2.25cm">
            <text:p/>
          </draw:line>
          <draw:line draw:style-name="gr26" draw:text-style-name="P3" draw:layer="layout" svg:x1="9.75cm" svg:y1="3.25cm" svg:x2="10cm" svg:y2="2.5cm">
            <text:p/>
          </draw:line>
          <draw:line draw:style-name="gr26" draw:text-style-name="P3" draw:layer="layout" svg:x1="10.25cm" svg:y1="3.25cm" svg:x2="10cm" svg:y2="2.5cm">
            <text:p/>
          </draw:line>
        </draw:g>
        <draw:g>
          <draw:custom-shape draw:style-name="gr8" draw:text-style-name="P3" draw:layer="layout" svg:width="0.5cm" svg:height="0.5cm" svg:x="14.75cm" svg:y="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6" draw:text-style-name="P3" draw:layer="layout" svg:x1="15cm" svg:y1="1.75cm" svg:x2="15cm" svg:y2="2.5cm">
            <text:p/>
          </draw:line>
          <draw:line draw:style-name="gr26" draw:text-style-name="P3" draw:layer="layout" svg:x1="14.5cm" svg:y1="2.25cm" svg:x2="15.5cm" svg:y2="2.25cm">
            <text:p/>
          </draw:line>
          <draw:line draw:style-name="gr26" draw:text-style-name="P3" draw:layer="layout" svg:x1="14.75cm" svg:y1="3.25cm" svg:x2="15cm" svg:y2="2.5cm">
            <text:p/>
          </draw:line>
          <draw:line draw:style-name="gr26" draw:text-style-name="P3" draw:layer="layout" svg:x1="15.25cm" svg:y1="3.25cm" svg:x2="15cm" svg:y2="2.5cm">
            <text:p/>
          </draw:line>
        </draw:g>
        <draw:custom-shape draw:style-name="gr27" draw:text-style-name="P12" draw:layer="layout" svg:width="1cm" svg:height="1cm" svg:x="15.5cm" svg:y="8.75cm">
          <text:p text:style-name="P3"><text:span text:style-name="T1">prob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id="id34" draw:layer="layout" svg:width="1cm" svg:height="1cm" svg:x="16cm" svg:y="8.75cm">
          <text:p text:style-name="P3"><text:span text:style-name="T1">prob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1cm" svg:height="1cm" svg:x="13.5cm" svg:y="14.25cm">
          <text:p text:style-name="P3"><text:span text:style-name="T1">prob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id="id33" draw:layer="layout" svg:width="1cm" svg:height="1cm" svg:x="14cm" svg:y="14.25cm">
          <text:p text:style-name="P3"><text:span text:style-name="T1">prob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1cm" svg:height="1cm" svg:x="14.5cm" svg:y="14.25cm">
          <text:p text:style-name="P3"><text:span text:style-name="T1">prob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id="id31" draw:layer="layout" svg:width="1cm" svg:height="1cm" svg:x="8.25cm" svg:y="14.25cm">
          <text:p text:style-name="P3"><text:span text:style-name="T1">prob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1cm" svg:height="1cm" svg:x="8.75cm" svg:y="14.25cm">
          <text:p text:style-name="P3"><text:span text:style-name="T1">prob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id="id32" draw:layer="layout" svg:width="1cm" svg:height="1cm" svg:x="9.25cm" svg:y="14.25cm">
          <text:p text:style-name="P3"><text:span text:style-name="T1">prob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id="id30" draw:layer="layout" svg:width="10.75cm" svg:height="2.75cm" svg:x="7.75cm" svg:y="17cm">
          <text:p text:style-name="P3"><text:span text:style-name="T7">System Under Test (SUT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2" draw:layer="layout" svg:width="3.25cm" svg:height="1.75cm" svg:x="8cm" svg:y="17.75cm">
          <text:p text:style-name="P3"><text:span text:style-name="T1">SUT Mach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2" draw:layer="layout" svg:width="3.25cm" svg:height="1.75cm" svg:x="11.5cm" svg:y="17.75cm">
          <text:p text:style-name="P3"><text:span text:style-name="T1">SUT Mach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2" draw:layer="layout" svg:width="3.25cm" svg:height="1.75cm" svg:x="15cm" svg:y="17.75cm">
          <text:p text:style-name="P3"><text:span text:style-name="T1">SUT Mach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draw:id="id29" draw:layer="layout" svg:width="2.5cm" svg:height="1cm" svg:x="8.25cm" svg:y="18.25cm">
          <text:p text:style-name="P3"><text:span text:style-name="T1">Testerman Ag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3" draw:layer="layout" svg:width="0.75cm" svg:height="0.75cm" svg:x="8.5cm" svg:y="18.75cm">
          <text:p text:style-name="P3"><text:span text:style-name="T8">prob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5cm" svg:height="0.75cm" svg:x="9cm" svg:y="18.75cm">
          <text:p text:style-name="P3"><text:span text:style-name="T8">prob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75cm" svg:height="0.75cm" svg:x="9.5cm" svg:y="18.75cm">
          <text:p text:style-name="P3"><text:span text:style-name="T8">prob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draw:type="curve" draw:line-skew="-0.936cm" svg:x1="8.25cm" svg:y1="18.75cm" svg:x2="8.5cm" svg:y2="10.875cm" draw:start-shape="id29" draw:start-glue-point="3" draw:end-shape="id26" svg:d="m8250 18750c-2155 0-2280-7875 250-7875">
          <text:p/>
        </draw:connector>
        <draw:connector draw:style-name="gr29" draw:text-style-name="P3" draw:layer="layout" draw:type="curve" svg:x1="13.125cm" svg:y1="17cm" svg:x2="8.749cm" svg:y2="15.25cm" draw:start-shape="id30" draw:end-shape="id31" draw:end-glue-point="8" svg:d="m13125 17000c0-1312-4376-438-4376-1750">
          <text:p/>
        </draw:connector>
        <draw:connector draw:style-name="gr29" draw:text-style-name="P3" draw:layer="layout" draw:type="curve" svg:x1="13.125cm" svg:y1="17cm" svg:x2="9.749cm" svg:y2="15.25cm" draw:start-shape="id30" draw:start-glue-point="0" draw:end-shape="id32" draw:end-glue-point="8" svg:d="m13125 17000c0-1312-3376-438-3376-1750">
          <text:p/>
        </draw:connector>
        <draw:connector draw:style-name="gr29" draw:text-style-name="P3" draw:layer="layout" draw:type="curve" svg:x1="13.125cm" svg:y1="17cm" svg:x2="14.499cm" svg:y2="15.25cm" draw:start-shape="id30" draw:end-shape="id33" draw:end-glue-point="8" svg:d="m13125 17000c0-1312 1374-438 1374-1750">
          <text:p/>
        </draw:connector>
        <draw:connector draw:style-name="gr29" draw:text-style-name="P3" draw:layer="layout" draw:type="curve" svg:x1="18.5cm" svg:y1="18.375cm" svg:x2="16.499cm" svg:y2="9.75cm" draw:start-shape="id30" draw:start-glue-point="1" draw:end-shape="id34" draw:end-glue-point="8" svg:d="m18500 18375c753 0 627-2500-61-3297s-1940 109-1940-5328">
          <text:p/>
        </draw:connector>
        <draw:line draw:style-name="gr30" draw:text-style-name="P3" draw:layer="layout" svg:x1="5.5cm" svg:y1="13cm" svg:x2="22.5cm" svg:y2="13cm">
          <text:p/>
        </draw:line>
        <draw:line draw:style-name="gr30" draw:text-style-name="P3" draw:layer="layout" svg:x1="5.5cm" svg:y1="16cm" svg:x2="22.5cm" svg:y2="16cm">
          <text:p/>
        </draw:line>
        <draw:line draw:style-name="gr30" draw:text-style-name="P3" draw:layer="layout" svg:x1="5.5cm" svg:y1="6cm" svg:x2="22.5cm" svg:y2="6cm">
          <text:p/>
        </draw:line>
        <draw:frame draw:style-name="gr31" draw:text-style-name="P15" draw:layer="layout" svg:width="7.25cm" svg:height="0.56cm" svg:x="15.25cm" svg:y="12.44cm">
          <draw:text-box>
            <text:p text:style-name="P14"><text:span text:style-name="T9">Control, execution, management</text:span></text:p>
          </draw:text-box>
        </draw:frame>
        <draw:frame draw:style-name="gr31" draw:text-style-name="P15" draw:layer="layout" svg:width="7.25cm" svg:height="0.56cm" svg:x="15.25cm" svg:y="5.44cm">
          <draw:text-box>
            <text:p text:style-name="P14"><text:span text:style-name="T9">User front-ends</text:span></text:p>
          </draw:text-box>
        </draw:frame>
        <draw:frame draw:style-name="gr31" draw:text-style-name="P15" draw:layer="layout" svg:width="7.25cm" svg:height="0.943cm" svg:x="15.25cm" svg:y="15.057cm">
          <draw:text-box>
            <text:p text:style-name="P14"><text:span text:style-name="T9">Distribuable</text:span><text:span text:style-name="T9"><text:line-break/></text:span><text:span text:style-name="T9">Test Adapters</text:span></text:p>
          </draw:text-box>
        </draw:frame>
        <draw:frame draw:style-name="gr31" draw:text-style-name="P15" draw:layer="layout" svg:width="7.25cm" svg:height="0.56cm" svg:x="15.25cm" svg:y="19.19cm">
          <draw:text-box>
            <text:p text:style-name="P14"><text:span text:style-name="T9">S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2" draw:display-name="Gradient 2" draw:style="axial" draw:start-color="#000080" draw:end-color="#800000" draw:start-intensity="100%" draw:end-intensity="100%" draw:angle="300" draw:border="1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08-12-07T18:19:04</meta:creation-date>
    <dc:date>2010-03-18T21:30:20</dc:date>
    <meta:editing-cycles>21</meta:editing-cycles>
    <meta:editing-duration>PT03H31M33S</meta:editing-duration>
    <meta:document-statistic meta:object-count="130"/>
    <meta:user-defined meta:name="Info 1"/>
    <meta:user-defined meta:name="Info 2"/>
    <meta:user-defined meta:name="Info 3"/>
    <meta:user-defined meta:name="Info 4"/>
  </office:meta>
</office:document-meta>
</file>